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3" style:family="table">
      <style:table-properties style:width="17.018cm" fo:margin-left="0.004cm" fo:margin-right="-0.021cm" table:align="margins" style:writing-mode="lr-tb"/>
    </style:style>
    <style:style style:name="Tabella3.A" style:family="table-column">
      <style:table-column-properties style:column-width="1.991cm" style:rel-column-width="7668*"/>
    </style:style>
    <style:style style:name="Tabella3.B" style:family="table-column">
      <style:table-column-properties style:column-width="15.027cm" style:rel-column-width="57867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Arial" fo:font-size="11pt" fo:background-color="transparent" style:font-size-asian="11pt" style:font-size-complex="11pt"/>
    </style:style>
    <style:style style:name="P6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0.5pt" style:text-underline-style="none" fo:font-weight="normal" fo:background-color="transparent" style:font-size-asian="10.5pt" style:font-weight-asian="normal" style:font-size-complex="10.5pt" style:font-weight-complex="normal"/>
    </style:style>
    <style:style style:name="P7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1pt" fo:font-weight="normal" style:font-size-asian="11pt" style:font-weight-asian="normal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2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3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15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16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17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 fo:orphans="2" fo:widows="2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22" style:family="paragraph" style:parent-style-name="Standard">
      <style:text-properties style:font-name="Arial" fo:font-size="11pt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size-complex="11pt"/>
    </style:style>
    <style:style style:name="P26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28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29" style:family="paragraph" style:parent-style-name="Normale">
      <style:text-properties style:font-name="Arial" fo:font-size="11pt" style:font-size-asian="11pt" style:font-size-complex="11pt"/>
    </style:style>
    <style:style style:name="P30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3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3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3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4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35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36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7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38" style:family="paragraph" style:parent-style-name="Standard">
      <style:paragraph-properties fo:background-color="transparent">
        <style:tab-stops/>
        <style:background-image/>
      </style:paragraph-properties>
    </style:style>
    <style:style style:name="P39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/>
      <style:text-properties style:font-name="Arial" fo:font-size="11pt" style:font-size-asian="11pt" style:font-size-complex="11pt"/>
    </style:style>
    <style:style style:name="P40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/>
      <style:text-properties style:font-name="Arial" fo:font-size="11pt" fo:font-style="italic" style:font-size-asian="11pt" style:font-style-asian="italic" style:font-size-complex="11pt" style:font-style-complex="italic"/>
    </style:style>
    <style:style style:name="P41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42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0pt" fo:font-style="normal" fo:font-weight="bold" fo:background-color="transparent" style:font-size-asian="10pt" style:font-weight-asian="bold" style:font-size-complex="10pt" style:font-weight-complex="bold"/>
    </style:style>
    <style:style style:name="P43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44" style:family="paragraph" style:parent-style-name="Text_20_body">
      <style:paragraph-properties fo:text-align="start" style:justify-single-word="false"/>
    </style:style>
    <style:style style:name="P45" style:family="paragraph" style:parent-style-name="Text_20_body">
      <style:paragraph-properties fo:text-align="start" style:justify-single-word="false"/>
      <style:text-properties style:font-name="Times New Roman" fo:font-size="10.5pt" style:font-size-asian="10.5pt" style:font-size-complex="10.5pt"/>
    </style:style>
    <style:style style:name="P46" style:family="paragraph" style:parent-style-name="Standard">
      <style:paragraph-properties fo:margin-left="0cm" fo:margin-right="0.249cm" fo:text-align="justify" style:justify-single-word="false" fo:text-indent="1.249cm" style:auto-text-indent="false"/>
      <style:text-properties style:font-name="Arial" fo:font-size="11pt" style:font-size-asian="11pt" style:font-size-complex="11pt"/>
    </style:style>
    <style:style style:name="P47" style:family="paragraph" style:parent-style-name="Standard">
      <style:paragraph-properties fo:margin-left="0cm" fo:margin-right="0cm" fo:text-align="justify" style:justify-single-word="false" fo:orphans="2" fo:widows="2" fo:text-indent="1.249cm" style:auto-text-indent="false"/>
      <style:text-properties style:font-name="Arial" fo:font-size="11pt" fo:background-color="transparent" style:font-size-asian="11pt" style:font-size-complex="11pt"/>
    </style:style>
    <style:style style:name="P48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49" style:family="paragraph" style:parent-style-name="Standard">
      <style:paragraph-properties fo:text-align="justify" style:justify-single-word="false"/>
      <style:text-properties style:font-name="Times New Roman" fo:font-size="10.5pt" style:font-size-asian="10.5pt" style:font-size-complex="10.5pt"/>
    </style:style>
    <style:style style:name="P50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51" style:family="paragraph" style:parent-style-name="Standard">
      <style:paragraph-properties fo:text-align="justify" style:justify-single-word="false" fo:orphans="0" fo:widows="0">
        <style:tab-stops>
          <style:tab-stop style:position="0.751cm"/>
        </style:tab-stops>
      </style:paragraph-properties>
      <style:text-properties style:font-name="Arial" fo:font-size="11pt" style:font-size-asian="11pt" style:font-size-complex="11pt"/>
    </style:style>
    <style:style style:name="P52" style:family="paragraph" style:parent-style-name="Standard">
      <style:paragraph-properties fo:text-align="justify" style:justify-single-word="false" fo:orphans="0" fo:widows="0">
        <style:tab-stops>
          <style:tab-stop style:position="0.751cm"/>
        </style:tab-stops>
      </style:paragraph-properties>
      <style:text-properties style:font-name="Arial" fo:font-size="11pt" fo:background-color="#ffff99" style:font-size-asian="11pt" style:font-size-complex="11pt"/>
    </style:style>
    <style:style style:name="P53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fo:background-color="#ffcc00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fo:background-color="#ff9900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text-align="justify" style:justify-single-word="false" fo:orphans="0" fo:widows="0">
        <style:tab-stops>
          <style:tab-stop style:position="0.751cm"/>
        </style:tab-stops>
      </style:paragraph-properties>
      <style:text-properties style:font-name="Arial" fo:font-size="11pt" fo:background-color="#ffcc00" style:font-size-asian="11pt" style:font-size-complex="11pt"/>
    </style:style>
    <style:style style:name="P57" style:family="paragraph" style:parent-style-name="Standard">
      <style:paragraph-properties fo:text-align="justify" style:justify-single-word="false"/>
      <style:text-properties style:font-name="Arial" fo:font-size="11pt" fo:background-color="#ccff00" style:font-size-asian="11pt" style:font-size-complex="11pt"/>
    </style:style>
    <style:style style:name="P58" style:family="paragraph" style:parent-style-name="Standard">
      <style:paragraph-properties fo:text-align="justify" style:justify-single-word="false" fo:orphans="0" fo:widows="0">
        <style:tab-stops>
          <style:tab-stop style:position="0.751cm"/>
        </style:tab-stops>
      </style:paragraph-properties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background-color="#ffcc00" style:font-size-asian="11pt" style:font-size-complex="11pt"/>
    </style:style>
    <style:style style:name="P6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background-color="#ffff99" style:font-size-asian="11pt" style:font-size-complex="11pt"/>
    </style:style>
    <style:style style:name="P6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background-color="#ffcc00" style:font-size-asian="11pt" style:font-size-complex="11pt"/>
    </style:style>
    <style:style style:name="P6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.5pt" style:font-size-asian="10.5pt" style:font-size-complex="10.5pt"/>
    </style:style>
    <style:style style:name="P6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000000" style:font-name="Arial" fo:font-size="11pt" fo:background-color="#ff9999" style:font-size-asian="11pt" style:font-size-complex="11pt"/>
    </style:style>
    <style:style style:name="P6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000000" style:font-name="Arial" fo:font-size="11pt" fo:background-color="#ccff00" style:font-size-asian="11pt" style:font-size-complex="11pt"/>
    </style:style>
    <style:style style:name="P6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Arial" fo:font-size="11pt" fo:background-color="#ff9999" style:font-size-asian="11pt" style:font-size-complex="11pt"/>
    </style:style>
    <style:style style:name="P67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68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0pt" fo:font-style="normal" fo:font-weight="normal" fo:background-color="transparent" style:font-size-asian="10pt" style:font-weight-asian="bold" style:font-size-complex="10pt" style:font-weight-complex="bold"/>
    </style:style>
    <style:style style:name="P69" style:family="paragraph" style:parent-style-name="Rientro_20_corpo_20_del_20_testo_20_2">
      <style:text-properties fo:color="#000000" style:font-name="Arial" fo:font-size="11pt" fo:background-color="#ffff00" style:font-size-asian="11pt" style:font-size-complex="11pt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background-color="transparent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fo:font-weight="normal" style:font-style-asian="italic" style:font-weight-asian="normal" style:font-weight-complex="normal"/>
    </style:style>
    <style:style style:name="T5" style:family="text">
      <style:text-properties fo:font-style="italic" style:text-underline-style="none" fo:font-weight="normal" fo:background-color="#ffcc00" style:font-style-asian="italic" style:font-weight-asian="normal" style:font-weight-complex="normal"/>
    </style:style>
    <style:style style:name="T6" style:family="text">
      <style:text-properties fo:font-style="italic" style:font-style-asian="italic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font-name="Arial"/>
    </style:style>
    <style:style style:name="T9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10" style:family="text">
      <style:text-properties style:font-name="Arial" fo:font-size="11pt" style:text-underline-style="none" style:font-size-asian="11pt" style:font-size-complex="11pt"/>
    </style:style>
    <style:style style:name="T11" style:family="text"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T12" style:family="text">
      <style:text-properties style:font-name="Arial" fo:font-size="11pt" style:text-underline-style="none" fo:font-weight="normal" fo:background-color="#ffcc00" style:font-size-asian="11pt" style:font-weight-asian="normal" style:font-size-complex="11pt" style:font-weight-complex="normal"/>
    </style:style>
    <style:style style:name="T13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4" style:family="text">
      <style:text-properties style:font-name="Arial" fo:font-size="11pt" fo:font-weight="bold" fo:background-color="#ffcc00" style:font-size-asian="11pt" style:font-weight-asian="bold" style:font-size-complex="11pt"/>
    </style:style>
    <style:style style:name="T15" style:family="text">
      <style:text-properties style:font-name="Arial" fo:font-size="11pt" style:font-size-asian="11pt" style:font-size-complex="11pt"/>
    </style:style>
    <style:style style:name="T16" style:family="text">
      <style:text-properties style:font-name="Arial" fo:font-size="11pt" fo:background-color="#ffff00" style:font-size-asian="11pt" style:font-size-complex="11pt"/>
    </style:style>
    <style:style style:name="T17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18" style:family="text">
      <style:text-properties style:font-name="Arial" fo:font-size="11pt" fo:letter-spacing="-0.005cm" fo:font-style="normal" style:font-size-asian="11pt" style:font-style-asian="normal" style:font-size-complex="11pt" style:font-style-complex="normal" style:font-weight-complex="normal"/>
    </style:style>
    <style:style style:name="T19" style:family="text">
      <style:text-properties style:font-name="Arial" fo:font-size="11pt" fo:font-style="normal" style:text-underline-style="none" fo:font-weight="normal" fo:background-color="#ffcc00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style:font-name="Arial" fo:font-size="11pt" fo:font-style="italic" style:text-underline-style="none" fo:font-weight="normal" fo:background-color="#ffcc00" style:font-size-asian="11pt" style:font-style-asian="italic" style:font-weight-asian="normal" style:font-size-complex="11pt" style:font-weight-complex="normal"/>
    </style:style>
    <style:style style:name="T21" style:family="text">
      <style:text-properties style:font-name="Arial" fo:font-size="11pt" fo:background-color="#ffcc00" style:font-size-asian="11pt" style:font-size-complex="11pt"/>
    </style:style>
    <style:style style:name="T22" style:family="text">
      <style:text-properties style:font-name="Arial" fo:font-size="9pt" style:text-underline-style="none" fo:background-color="#ffff00" style:font-size-asian="9pt" style:font-size-complex="9pt"/>
    </style:style>
    <style:style style:name="T23" style:family="text">
      <style:text-properties fo:background-color="#ffff00"/>
    </style:style>
    <style:style style:name="T24" style:family="text">
      <style:text-properties fo:language="it" fo:country="IT" fo:background-color="transparent" style:language-asian="it" style:country-asian="IT"/>
    </style:style>
    <style:style style:name="T25" style:family="text">
      <style:text-properties fo:language="it" fo:country="IT" fo:background-color="#ffff99" style:language-asian="it" style:country-asian="IT"/>
    </style:style>
    <style:style style:name="T26" style:family="text">
      <style:text-properties fo:language="it" fo:country="IT" fo:background-color="#ff99cc" style:language-asian="it" style:country-asian="IT"/>
    </style:style>
    <style:style style:name="T27" style:family="text">
      <style:text-properties fo:font-weight="bold" fo:background-color="transparent" style:font-weight-asian="bold" style:font-weight-complex="bold"/>
    </style:style>
    <style:style style:name="T28" style:family="text">
      <style:text-properties fo:font-weight="bold" style:font-weight-asian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fo:background-color="#ccff00" style:font-weight-asian="bold"/>
    </style:style>
    <style:style style:name="T31" style:family="text">
      <style:text-properties fo:background-color="#ffff99"/>
    </style:style>
    <style:style style:name="T32" style:family="text">
      <style:text-properties fo:background-color="#ffcc00"/>
    </style:style>
    <style:style style:name="T3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fo:background-color="#ffcc00" style:font-style-asian="normal" style:font-weight-asian="normal" style:font-style-complex="normal" style:font-weight-complex="normal"/>
    </style:style>
    <style:style style:name="T35" style:family="text">
      <style:text-properties fo:background-color="#ff9999"/>
    </style:style>
    <style:style style:name="T36" style:family="text">
      <style:text-properties fo:background-color="#ccff0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3"/>
          </table:table-cell>
          <table:table-cell table:style-name="Tabella1.A1" office:value-type="string">
            <text:p text:style-name="P14">RACCOMANDATA A.R al richiedente</text:p>
            <text:p text:style-name="P15">inviata a mezzo pec al tecnico</text:p>
            <text:p text:style-name="P16">oppure</text:p>
            <text:p text:style-name="P12"><text:span text:style-name="Car._20_predefinito_20_paragrafo"><text:span text:style-name="T22">inviata a mezzo pec al tecnico </text:span></text:span></text:p>
            <text:p text:style-name="P15">incaricato anche in qualità di </text:p>
            <text:p text:style-name="P15">soggetto delegato dal richiedente</text:p>
          </table:table-cell>
        </table:table-row>
      </table:table>
      <text:p text:style-name="Text_20_body"><text:span text:style-name="Car._20_predefinito_20_paragrafo"><text:span text:style-name="T10"/></text:span></text:p>
      <text:p text:style-name="P44"><text:span text:style-name="Car._20_predefinito_20_paragrafo"><text:span text:style-name="T10">CLASSIFICAZIONE ${documentRoot.protocollo.CLASS_COD_DEFINITIVO} - ${documentRoot.protocollo.FASCICOLO_ANNO_DEFINITIVO}/${documentRoot.protocollo.FASCICOLO_NUMERO_DEFINITIVO} </text:span></text:span></text:p>
      <text:p text:style-name="P45"><text:span text:style-name="Car._20_predefinito_20_paragrafo"><text:span text:style-name="T9">Prot. Numero: </text:span></text:span><text:bookmark text:name="i0RCdc"/><text:span text:style-name="Car._20_predefinito_20_paragrafo"><text:span text:style-name="T9">${documentRoot.protocollo.NUMERO_PROTOCOLLO}</text:span></text:span><text:span text:style-name="Car._20_predefinito_20_paragrafo"><text:span text:style-name="T10"> <text:s text:c="2"/>del ${documentRoot.protocollo.DATA_PROTOCOLLO} <text:s/></text:span></text:span></text:p>
      <text:p text:style-name="P22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13">Rif. </text:span></text:span><text:span text:style-name="Car._20_predefinito_20_paragrafo"><text:span text:style-name="T15">pratica <text:s/>[numero] - </text:span></text:span><text:span text:style-name="Car._20_predefinito_20_paragrafo"><text:span text:style-name="T16">sigla</text:span></text:span></text:p>
            <text:p text:style-name="Normale"><text:span text:style-name="Car._20_predefinito_20_paragrafo"><text:span text:style-name="T15"/></text:span></text:p>
            <text:p text:style-name="Normale"><text:span text:style-name="Car._20_predefinito_20_paragrafo"><text:span text:style-name="T17"/></text:span></text:p>
          </table:table-cell>
          <table:table-cell table:style-name="Tabella6.A1" office:value-type="string">
            <text:p text:style-name="P30"/>
          </table:table-cell>
          <table:table-cell table:style-name="Tabella6.A1" office:value-type="string">
            <text:p text:style-name="P31">Al Sig. [richiedenti.nominativo;block=tbs:row;]</text:p>
            <text:p text:style-name="P31">[richiedenti.indirizzo]</text:p>
            <text:p text:style-name="P31">[richiedenti.cap] [richiedenti.comune] ([richiedenti.prov])</text:p>
            <text:p text:style-name="P31">in qualità di [richiedenti.titolo]</text:p>
            <text:p text:style-name="P31">della [richiedenti.ragsoc]</text:p>
            <text:p text:style-name="P31">[richiedenti.sede]</text:p>
            <text:p text:style-name="P31">[richiedenti.capd] [richiedenti.comuned] ([richiedenti.provd])</text:p>
            <text:p text:style-name="P17">[richiedenti.pec]</text:p>
            <text:p text:style-name="P31"/>
          </table:table-cell>
        </table:table-row>
        <table:table-row>
          <table:table-cell table:style-name="Tabella6.A1" office:value-type="string">
            <text:p text:style-name="P29">Allegati: //</text:p>
          </table:table-cell>
          <table:table-cell table:style-name="Tabella6.A1" office:value-type="string">
            <text:p text:style-name="P30"/>
          </table:table-cell>
          <table:table-cell table:style-name="Tabella6.A1" office:value-type="string">
            <text:p text:style-name="P31">[progettisti.nominativo;block=tbs:row;]</text:p>
            <text:p text:style-name="P31">[progettisti.indirizzo]</text:p>
            <text:p text:style-name="P32"><text:span text:style-name="Car._20_predefinito_20_paragrafo"><text:span text:style-name="T8">[progettisti.cap] [progettisti.comune] ([progettisti.prov])</text:span></text:span></text:p>
            <text:p text:style-name="P32"><text:span text:style-name="Car._20_predefinito_20_paragrafo"><text:span text:style-name="T8">[progettisti.pec]</text:span></text:span></text:p>
            <text:p text:style-name="P32"><text:span text:style-name="Car._20_predefinito_20_paragrafo"><text:span text:style-name="T15"/></text:span></text:p>
          </table:table-cell>
        </table:table-row>
      </table:table>
      <text:p text:style-name="P29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8">Oggetto:</text:p>
          </table:table-cell>
          <table:table-cell table:style-name="Tabella2.A1" office:value-type="string">
            <text:p text:style-name="P35"><text:span text:style-name="Car._20_predefinito_20_paragrafo"><text:span text:style-name="T18">${documentRoot.protocollo.OGGETTO_PROTOCOLLO_DEFINITIVO} </text:span></text:span></text:p>
          </table:table-cell>
        </table:table-row>
      </table:table>
      <text:p text:style-name="P36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8">Oggetto:</text:p>
          </table:table-cell>
          <table:table-cell table:style-name="Tabella3.A1" office:value-type="string">
            <text:p text:style-name="P19"><text:span text:style-name="Car._20_predefinito_20_paragrafo"><text:span text:style-name="T2">[tipo_pratica] presentata ai sensi della L.R. n. 16/08 in data [data_presentazione] e recepita agli atti al prot. n° [protocollo] del [data_protocollo] relativa alla [oggetto] presso [ubicazione]. - Comunicazione di fine lavori - richiesta di documentazione integrativa </text:span></text:span></text:p>
          </table:table-cell>
        </table:table-row>
      </table:table>
      <text:p text:style-name="P20"/>
      <text:p text:style-name="P20"/>
      <text:p text:style-name="P23"><text:span text:style-name="T7"><text:tab/>In riferimento alla </text:span><text:span text:style-name="T33">[tipo_pratica]</text:span><text:span text:style-name="T7"> indicata in oggetto e in riscontro alla comunicazione di fine lavori datata………, pervenuta il …………. e protocollata il ………… con il n. …………si comunica che: </text:span></text:p>
      <text:p text:style-name="P52"/>
      <text:p text:style-name="P52">In caso di scia o cila </text:p>
      <text:p text:style-name="P51"><text:soft-page-break/></text:p>
      <text:p text:style-name="P52">ai sensi dell’art. 18, comma 5 del Regolamento Edilizio, è necessario che <text:span text:style-name="T6">l’interessato unitamente alla comunicazione di ultimazione dei lavori, <text:s/>alleghi, il certificato finale redatto da professionista abilitato attestante la conformità dell'opera al progetto presentato </text:span><text:span text:style-name="T4">alle norme di sicurezza, igienico – sanitarie e di risparmio energetico unitamente al</text:span><text:span text:style-name="T6">la ricevuta dell'avvenuta presentazione della variazione catastale conseguente alle opere realizzate, o una dichiarazione che le stesse non hanno comportato modifica del classamento, nonché tutta la documentazione prevista dalle norme vigenti relativamente al caso in specie.</text:span></text:p>
      <text:p text:style-name="P51"><text:tab/><text:tab/><text:span text:style-name="T31">Si precisa che nel caso in cui si attesti che le opere non hanno comportato modificazioni del classamento, occorre fare esplicito riferimento a quanto contenuto nella circolare 1/2006 dell’Agenzia del Territorio.</text:span></text:p>
      <text:p text:style-name="P52"><text:tab/><text:tab/>La documentazione richiesta dovrà essere prodotta entro e non oltre 30 giorni dal ricevimento della presente.</text:p>
      <text:p text:style-name="P61">Trascorso tale termine, in assenza della presentazione di quanto richiesto, verrà erogata la sanzione amministrativa prevista dall'art. 92 del Regolamento Edilizio per la violazione delle norme regolamentari.</text:p>
      <text:p text:style-name="P59"/>
      <text:p text:style-name="P60">X le dia</text:p>
      <text:p text:style-name="P49"><text:span text:style-name="T11"><text:tab/></text:span><text:span text:style-name="T12">In riferimento alla denuncia di inizio attività indicata in oggetto e in riscontro alla comunicazione di fine lavori datata………, pervenuta il …………. e protocollata il ………… con il n. …………si comunica che è necessario trasmettere </text:span><text:span text:style-name="Car._20_predefinito_20_paragrafo"><text:span text:style-name="T19">il certificato di collaudo finale redatto ai sensi e con i contenuti di cui all'art. 26 della L.R. 16/08 vigente all'epoca della presentazione della pratica edilizia, così come previsto dalle disposizioni transitorie di cui all'art. 47, comma 2 della L.R. 15/17 che ha modificato la L.R. 16/08.</text:span></text:span></text:p>
      <text:p text:style-name="P49"><text:span text:style-name="Car._20_predefinito_20_paragrafo"><text:span text:style-name="T19"><text:tab/>Pertanto il progettista <text:s/>dovrà attestare: “</text:span></text:span><text:span text:style-name="T20">la conformità dell’opera al progetto presentato nonché la rispondenza dell’intervento alle norme di sicurezza,igienico - sanitarie, di risparmio energetico previste dalla normativa vigente e già oggetto della attestazione contenuta nella relazione allegata alla DIA.”</text:span></text:p>
      <text:p text:style-name="P23"><text:span text:style-name="T5"><text:tab/></text:span><text:span text:style-name="T34">Contestualmente all’emissione del certificato di collaudo l’interessato deve produrre al Comune la ricevuta dell’avvenuta presentazione, da parte del progettista o di tecnico abilitato, della variazione catastale conseguente alle opere realizzate ovvero la dichiarazione che le stesse non hanno comportato modificazioni del classamento; in caso di mancata presentazione di tale documentazione si applica la sanzione amministrativa pecuniaria pari a euro 1033,00. </text:span></text:p>
      <text:p text:style-name="P63"><text:span text:style-name="Car._20_predefinito_20_paragrafo"><text:span text:style-name="T19"/></text:span></text:p>
      <text:p text:style-name="P63"><text:span text:style-name="Car._20_predefinito_20_paragrafo"><text:span text:style-name="T19">si richiede che </text:span></text:span></text:p>
      <text:p text:style-name="P53"/>
      <text:p text:style-name="P58"><text:span text:style-name="T21"><text:tab/><text:tab/>Il tecnico al fine di verificare variazioni influenti o meno sul classamento e la rendita catastale dovrà fare riferimento all’allegato B della circolare n. 1/2006 dell’Agenzia del Territorio reperibile sul sito internet <text:s/></text:span><text:a xlink:type="simple" xlink:href="http://www.agenziaterritorio.it/documentazione/normativa/istruzioniecircolari" text:style-name="Internet_20_link" text:visited-style-name="Visited_20_Internet_20_Link"><text:span text:style-name="Internet_20_link"><text:span text:style-name="T14">www.agenziaterritorio.it/documentazione/normativa/istruzioniecircolari</text:span></text:span></text:a><text:span text:style-name="T14">.</text:span></text:p>
      <text:p text:style-name="P56"><text:span text:style-name="T28"><text:tab/><text:tab/></text:span>Si precisa che nel caso in cui si attesti che le opere non hanno comportato modificazioni del classamento, occorre fare esplicito riferimento a quanto contenuto nella circolare 1/2006 dell’Agenzia del Territorio.</text:p>
      <text:p text:style-name="P56"><text:tab/><text:tab/>La documentazione richiesta dovrà essere prodotta entro e non oltre 30 giorni dal ricevimento della presente.</text:p>
      <text:p text:style-name="P62">Trascorso tale termine, in assenza della presentazione di quanto richiesto, <text:s/>verrà erogata la sanzione di <text:span text:style-name="T28">€ 1.033,00</text:span>, come previsto dalla norma di legge soprarichiamata.</text:p>
      <text:p text:style-name="P59"/>
      <text:p text:style-name="P59">Quando dichiarano che non occorre la variazione catastale …...... </text:p>
      <text:p text:style-name="P59"><text:span text:style-name="T35"><text:tab/>si comunica che, diversamente da quanto dichiarato nel certificato di collaudo finale allegato alla comunicazione di fine lavori, l'intervento realizzato risulta influente sul classamento e </text:span><text:soft-page-break/><text:span text:style-name="T35">sulla rendita catastale come specificato nell'allegato B della circolare n. 1/2006 dell’Agenzia del Territorio e pertanto necessita di variazione catastale.</text:span></text:p>
      <text:p text:style-name="P66">Pertanto è necessario provvedere a tale adempimento e a trasmettere entro e non oltre 15 giorni dal ricevimento della presente, copia della rricevuta dell'avvenuta variazione catastale e della planimetria depositata.</text:p>
      <text:p text:style-name="P64">Trascorso tale termine, in assenza della presentazione di quanto richiesto, verrà erogata la sanzione di <text:span text:style-name="T28">€ 1.033,00</text:span>, come previsto dalla norma di legge sopra richiamata.</text:p>
      <text:p text:style-name="P59"/>
      <text:p text:style-name="P59">X gli ascensori </text:p>
      <text:p text:style-name="P59">…..... <text:span text:style-name="T36">si comunica che </text:span><text:span text:style-name="T30">l’Agenzia del Territorio, Ufficio Provinciale di Savona ora Agenzia dele Entrate </text:span><text:span text:style-name="T36">con nota datata 9.10.2006 prot. n. 10954-10967 ha precisato che in caso di installazione di ascensore condominiale è necessario che l’amministratore o il proprietario presentino in catasto una variazione mediante il solo elaborato planimetrico ove venga riportato fra le unità “bene comune non censibile” il vano ascensore. <text:s/>Sulla scorta di tale documentazione l’ufficio del Territorio provvederà a riesaminare tutte le pratiche relative alle unità immobiliari urbane ubicate nell’edificio per valutare le variazioni di categoria e/o classe eventualmente da apportare.</text:span></text:p>
      <text:p text:style-name="P57"><text:tab/>A tal fine si richiede di produrre la variazione catastale, secondo le modalità sopraevidenziate, <text:s/>entro e non oltre 30 giorni dal ricevimento della presente.</text:p>
      <text:p text:style-name="P65">Trascorso tale termine, in assenza della presentazione di quanto richiesto, <text:s/>verrà erogata la sanzione di <text:span text:style-name="T28">€ 1.033,00</text:span>, come previsto dalla norma di legge soprarichiamata.</text:p>
      <text:p text:style-name="P69"/>
      <text:p text:style-name="P69">Si richiede inoltre di produrre le certificazioni di conformità di cui al DM 37/08 e relativi allegati obbligatori in merito agli impianti realizzati o modificati.</text:p>
      <text:p text:style-name="P67"/>
      <text:p text:style-name="P23"><text:span text:style-name="T3"/></text:p>
      <text:p text:style-name="P21"><text:tab/>Distinti saluti.</text:p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24"/>
          </table:table-cell>
          <table:table-cell table:style-name="Tabella5.A1" office:value-type="string">
            <text:p text:style-name="P54">Il responsabile del Servizio Edilizia Privata</text:p>
            <text:p text:style-name="P55"><text:span text:style-name="T23">Il Dirigente</text:span></text:p>
          </table:table-cell>
        </table:table-row>
        <table:table-row table:style-name="Tabella5.1">
          <table:table-cell table:style-name="Tabella5.A1" office:value-type="string">
            <text:p text:style-name="P25"/>
          </table:table-cell>
          <table:table-cell table:style-name="Tabella5.A1" office:value-type="string">
            <text:p text:style-name="P24">${documentRoot.protocollo.DIRIGENTE_DEFINITIVO} </text:p>
            <text:p text:style-name="P7">(Sottoscritto digitalmente ai sensi</text:p>
            <text:p text:style-name="P7">dell'art. 21 D.Lgs n. 82/2005 e s.m.i.)</text:p>
            <text:p text:style-name="P24"/>
          </table:table-cell>
        </table:table-row>
      </table:table>
      <text:p text:style-name="P27">REFERENTI PER LA PRATICA:</text:p>
      <text:p text:style-name="P26">Istruttore della pratica: <text:span text:style-name="T7"><text:s/>[istruttore_tecnico]</text:span> (0198310 <text:s text:c="8"/>)</text:p>
      <text:p text:style-name="P26">Responsabile del Servizio Edilizia Privata Arch. Luca Spada </text:p>
      <text:p text:style-name="P3">Responsabile dell'U.O. Edilizia certificata Arch. Caterina Curti</text:p>
      <text:p text:style-name="P6"><text:tab/></text:p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WW8NumSt2z0" style:family="text">
      <style:text-properties style:font-name="Symbol" fo:font-size="11pt" style:font-size-asian="11pt" style:font-name-complex="Symbol" style:font-size-complex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</style:header>
      <style:header-left>
        <text:p text:style-name="Header_20_left"><text:span text:style-name="Car._20_predefinito_20_paragrafo"><text:span text:style-name="MT1"/></text:span></text:p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9-11-27T11:18:05.48</dc:date>
    <meta:print-date>2013-02-20T09:35:00</meta:print-date>
    <meta:editing-cycles>49</meta:editing-cycles>
    <meta:editing-duration>PT4H8M55S</meta:editing-duration>
    <meta:generator>OpenOffice/4.1.0$Win32 OpenOffice.org_project/410m18$Build-9764</meta:generator>
    <meta:document-statistic meta:table-count="6" meta:image-count="1" meta:object-count="0" meta:page-count="3" meta:paragraph-count="74" meta:word-count="968" meta:character-count="7532"/>
  </office:meta>
</office:document-meta>
</file>